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iangle" table:style-name="ta1">
        <table:shapes>
          <draw:frame draw:z-index="0" draw:style-name="gr1" draw:text-style-name="P1" svg:width="159.99mm" svg:height="89.99mm" svg:x="168.41mm" svg:y="15.86mm">
            <draw:object draw:notify-on-update-of-ranges="Triangle.C11:Triangle.C14 Triangle.D11:Triangle.D14 Triangle.E11:Triangle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3.44mm" svg:y="288.3mm">
            <draw:object draw:notify-on-update-of-ranges="Triangle.C73:Triangle.C76 Triangle.D73:Triangle.D77 Triangle.E73:Triangle.E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19.4mm" svg:height="90.05mm" svg:x="155.01mm" svg:y="659.26mm">
            <draw:object draw:notify-on-update-of-ranges="Triangle.D147:Triangle.D190 Triangle.E147:Triangle.E1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Determin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(1 , 1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[.D11]*[.E12] - [.E11]*[.D12]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(5 , 1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[.D12]*[.E13] - [.E12]*[.D13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(3 , 3)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[.D13]*[.E14] - [.E13]*[.D1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 table:formula="of:=SUM([.F11:.F13])/2" office:value-type="float" office:value="4" calcext:value-type="float">
            <text:p>4</text:p>
          </table:table-cell>
        </table:table-row>
        <table:table-row table:style-name="ro1" table:number-rows-repeated="30"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Determin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(1 , 1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[.D73]*[.E74] - [.E73]*[.D74]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(5 , 1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formula="of:=[.D74]*[.E75] - [.E74]*[.D75]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(5 , 5)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formula="of:=[.D75]*[.E76] - [.E75]*[.D76]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“(1 , 5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D76]*[.E77] - [.E76]*[.D77]" office:value-type="float" office:value="-4" calcext:value-type="float">
            <text:p>-4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formula="of:=SUM([.F73:.F76])/2" office:value-type="float" office:value="16" calcext:value-type="float">
            <text:p>16</text:p>
          </table:table-cell>
        </table:table-row>
        <table:table-row table:style-name="ro1" table:number-rows-repeated="35"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Determinante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formula="of:=[.D147]*[.E148] - [.E147]*[.D148]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-40" calcext:value-type="float">
            <text:p>-40</text:p>
          </table:table-cell>
          <table:table-cell table:formula="of:=[.D148]*[.E149] - [.E148]*[.D149]" office:value-type="float" office:value="-1600" calcext:value-type="float">
            <text:p>-1600</text:p>
          </table:table-cell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-80" calcext:value-type="float">
            <text:p>-80</text:p>
          </table:table-cell>
          <table:table-cell table:formula="of:=[.D149]*[.E150] - [.E149]*[.D150]" office:value-type="float" office:value="-2400" calcext:value-type="float">
            <text:p>-2400</text:p>
          </table:table-cell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-100" calcext:value-type="float">
            <text:p>-100</text:p>
          </table:table-cell>
          <table:table-cell table:formula="of:=[.D150]*[.E151] - [.E150]*[.D151]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-102" calcext:value-type="float">
            <text:p>-102</text:p>
          </table:table-cell>
          <table:table-cell table:formula="of:=[.D151]*[.E152] - [.E151]*[.D152]" office:value-type="float" office:value="4224" calcext:value-type="float">
            <text:p>4224</text:p>
          </table:table-cell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-100" calcext:value-type="float">
            <text:p>-100</text:p>
          </table:table-cell>
          <table:table-cell table:formula="of:=[.D152]*[.E153] - [.E152]*[.D153]" office:value-type="float" office:value="3552" calcext:value-type="float">
            <text:p>3552</text:p>
          </table:table-cell>
        </table:table-row>
        <table:table-row table:style-name="ro1">
          <table:table-cell table:number-columns-repeated="3"/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-104" calcext:value-type="float">
            <text:p>-104</text:p>
          </table:table-cell>
          <table:table-cell table:formula="of:=[.D153]*[.E154] - [.E153]*[.D154]" office:value-type="float" office:value="1728" calcext:value-type="float">
            <text:p>1728</text:p>
          </table:table-cell>
        </table:table-row>
        <table:table-row table:style-name="ro1">
          <table:table-cell table:number-columns-repeated="3"/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-120" calcext:value-type="float">
            <text:p>-120</text:p>
          </table:table-cell>
          <table:table-cell table:formula="of:=[.D154]*[.E155] - [.E154]*[.D155]" office:value-type="float" office:value="576" calcext:value-type="float">
            <text:p>576</text:p>
          </table:table-cell>
        </table:table-row>
        <table:table-row table:style-name="ro1">
          <table:table-cell table:number-columns-repeated="3"/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-142" calcext:value-type="float">
            <text:p>-142</text:p>
          </table:table-cell>
          <table:table-cell table:formula="of:=[.D155]*[.E156] - [.E155]*[.D156]" office:value-type="float" office:value="-2084" calcext:value-type="float">
            <text:p>-2084</text:p>
          </table:table-cell>
        </table:table-row>
        <table:table-row table:style-name="ro1">
          <table:table-cell table:number-columns-repeated="3"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-162" calcext:value-type="float">
            <text:p>-162</text:p>
          </table:table-cell>
          <table:table-cell table:formula="of:=[.D156]*[.E157] - [.E156]*[.D157]" office:value-type="float" office:value="648" calcext:value-type="float">
            <text:p>648</text:p>
          </table:table-cell>
        </table:table-row>
        <table:table-row table:style-name="ro1">
          <table:table-cell table:number-columns-repeated="3"/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-162" calcext:value-type="float">
            <text:p>-162</text:p>
          </table:table-cell>
          <table:table-cell table:formula="of:=[.D157]*[.E158] - [.E157]*[.D158]" office:value-type="float" office:value="7996" calcext:value-type="float">
            <text:p>7996</text:p>
          </table:table-cell>
        </table:table-row>
        <table:table-row table:style-name="ro1">
          <table:table-cell table:number-columns-repeated="3"/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-142" calcext:value-type="float">
            <text:p>-142</text:p>
          </table:table-cell>
          <table:table-cell table:formula="of:=[.D158]*[.E159] - [.E158]*[.D159]" office:value-type="float" office:value="11664" calcext:value-type="float">
            <text:p>11664</text:p>
          </table:table-cell>
        </table:table-row>
        <table:table-row table:style-name="ro1">
          <table:table-cell table:number-columns-repeated="3"/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-120" calcext:value-type="float">
            <text:p>-120</text:p>
          </table:table-cell>
          <table:table-cell table:formula="of:=[.D159]*[.E160] - [.E159]*[.D160]" office:value-type="float" office:value="9792" calcext:value-type="float">
            <text:p>9792</text:p>
          </table:table-cell>
        </table:table-row>
        <table:table-row table:style-name="ro1">
          <table:table-cell table:number-columns-repeated="3"/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-104" calcext:value-type="float">
            <text:p>-104</text:p>
          </table:table-cell>
          <table:table-cell table:formula="of:=[.D160]*[.E161] - [.E160]*[.D161]" office:value-type="float" office:value="5568" calcext:value-type="float">
            <text:p>5568</text:p>
          </table:table-cell>
        </table:table-row>
        <table:table-row table:style-name="ro1">
          <table:table-cell table:number-columns-repeated="3"/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-100" calcext:value-type="float">
            <text:p>-100</text:p>
          </table:table-cell>
          <table:table-cell table:formula="of:=[.D161]*[.E162] - [.E161]*[.D162]" office:value-type="float" office:value="3216" calcext:value-type="float">
            <text:p>3216</text:p>
          </table:table-cell>
        </table:table-row>
        <table:table-row table:style-name="ro1">
          <table:table-cell table:number-columns-repeated="3"/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-102" calcext:value-type="float">
            <text:p>-102</text:p>
          </table:table-cell>
          <table:table-cell table:formula="of:=[.D162]*[.E163] - [.E162]*[.D163]" office:value-type="float" office:value="1068" calcext:value-type="float">
            <text:p>1068</text:p>
          </table:table-cell>
        </table:table-row>
        <table:table-row table:style-name="ro1">
          <table:table-cell table:number-columns-repeated="3"/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-100" calcext:value-type="float">
            <text:p>-100</text:p>
          </table:table-cell>
          <table:table-cell table:formula="of:=[.D163]*[.E164] - [.E163]*[.D164]" office:value-type="float" office:value="7680" calcext:value-type="float">
            <text:p>7680</text:p>
          </table:table-cell>
        </table:table-row>
        <table:table-row table:style-name="ro1">
          <table:table-cell table:number-columns-repeated="3"/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-80" calcext:value-type="float">
            <text:p>-80</text:p>
          </table:table-cell>
          <table:table-cell table:formula="of:=[.D164]*[.E165] - [.E164]*[.D165]" office:value-type="float" office:value="18560" calcext:value-type="float">
            <text:p>18560</text:p>
          </table:table-cell>
        </table:table-row>
        <table:table-row table:style-name="ro1">
          <table:table-cell table:number-columns-repeated="3"/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-40" calcext:value-type="float">
            <text:p>-40</text:p>
          </table:table-cell>
          <table:table-cell table:formula="of:=[.D165]*[.E166] - [.E165]*[.D166]" office:value-type="float" office:value="20160" calcext:value-type="float">
            <text:p>20160</text:p>
          </table:table-cell>
        </table:table-row>
        <table:table-row table:style-name="ro1">
          <table:table-cell table:number-columns-repeated="3"/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0" calcext:value-type="float">
            <text:p>0</text:p>
          </table:table-cell>
          <table:table-cell table:formula="of:=[.D166]*[.E167] - [.E166]*[.D16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0" calcext:value-type="float">
            <text:p>0</text:p>
          </table:table-cell>
          <table:table-cell table:formula="of:=[.D167]*[.E168] - [.E167]*[.D168]" office:value-type="float" office:value="-3240" calcext:value-type="float">
            <text:p>-3240</text:p>
          </table:table-cell>
        </table:table-row>
        <table:table-row table:style-name="ro1">
          <table:table-cell table:number-columns-repeated="3"/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-10" calcext:value-type="float">
            <text:p>-10</text:p>
          </table:table-cell>
          <table:table-cell table:formula="of:=[.D168]*[.E169] - [.E168]*[.D169]" office:value-type="float" office:value="-6560" calcext:value-type="float">
            <text:p>-6560</text:p>
          </table:table-cell>
        </table:table-row>
        <table:table-row table:style-name="ro1">
          <table:table-cell table:number-columns-repeated="3"/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-30" calcext:value-type="float">
            <text:p>-30</text:p>
          </table:table-cell>
          <table:table-cell table:formula="of:=[.D169]*[.E170] - [.E169]*[.D170]" office:value-type="float" office:value="-2581" calcext:value-type="float">
            <text:p>-2581</text:p>
          </table:table-cell>
        </table:table-row>
        <table:table-row table:style-name="ro1">
          <table:table-cell table:number-columns-repeated="3"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-37" calcext:value-type="float">
            <text:p>-37</text:p>
          </table:table-cell>
          <table:table-cell table:formula="of:=[.D170]*[.E171] - [.E170]*[.D171]" office:value-type="float" office:value="-1640" calcext:value-type="float">
            <text:p>-1640</text:p>
          </table:table-cell>
        </table:table-row>
        <table:table-row table:style-name="ro1">
          <table:table-cell table:number-columns-repeated="3"/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-40" calcext:value-type="float">
            <text:p>-40</text:p>
          </table:table-cell>
          <table:table-cell table:formula="of:=[.D171]*[.E172] - [.E171]*[.D172]" office:value-type="float" office:value="8200" calcext:value-type="float">
            <text:p>8200</text:p>
          </table:table-cell>
        </table:table-row>
        <table:table-row table:style-name="ro1">
          <table:table-cell table:number-columns-repeated="3"/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-9" calcext:value-type="float">
            <text:p>-9</text:p>
          </table:table-cell>
          <table:table-cell table:formula="of:=[.D172]*[.E173] - [.E172]*[.D173]" office:value-type="float" office:value="-4047" calcext:value-type="float">
            <text:p>-4047</text:p>
          </table:table-cell>
        </table:table-row>
        <table:table-row table:style-name="ro1">
          <table:table-cell table:number-columns-repeated="3"/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-24" calcext:value-type="float">
            <text:p>-24</text:p>
          </table:table-cell>
          <table:table-cell table:formula="of:=[.D173]*[.E174] - [.E173]*[.D174]" office:value-type="float" office:value="-480" calcext:value-type="float">
            <text:p>-480</text:p>
          </table:table-cell>
        </table:table-row>
        <table:table-row table:style-name="ro1">
          <table:table-cell table:number-columns-repeated="3"/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-24" calcext:value-type="float">
            <text:p>-24</text:p>
          </table:table-cell>
          <table:table-cell table:formula="of:=[.D174]*[.E175] - [.E174]*[.D175]" office:value-type="float" office:value="3603" calcext:value-type="float">
            <text:p>3603</text:p>
          </table:table-cell>
        </table:table-row>
        <table:table-row table:style-name="ro1">
          <table:table-cell table:number-columns-repeated="3"/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-9" calcext:value-type="float">
            <text:p>-9</text:p>
          </table:table-cell>
          <table:table-cell table:formula="of:=[.D175]*[.E176] - [.E175]*[.D176]" office:value-type="float" office:value="-7610" calcext:value-type="float">
            <text:p>-7610</text:p>
          </table:table-cell>
        </table:table-row>
        <table:table-row table:style-name="ro1">
          <table:table-cell table:number-columns-repeated="3"/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-40" calcext:value-type="float">
            <text:p>-40</text:p>
          </table:table-cell>
          <table:table-cell table:formula="of:=[.D176]*[.E177] - [.E176]*[.D177]" office:value-type="float" office:value="-110" calcext:value-type="float">
            <text:p>-110</text:p>
          </table:table-cell>
        </table:table-row>
        <table:table-row table:style-name="ro1">
          <table:table-cell table:number-columns-repeated="3"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-37" calcext:value-type="float">
            <text:p>-37</text:p>
          </table:table-cell>
          <table:table-cell table:formula="of:=[.D177]*[.E178] - [.E177]*[.D178]" office:value-type="float" office:value="989" calcext:value-type="float">
            <text:p>989</text:p>
          </table:table-cell>
        </table:table-row>
        <table:table-row table:style-name="ro1">
          <table:table-cell table:number-columns-repeated="3"/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-30" calcext:value-type="float">
            <text:p>-30</text:p>
          </table:table-cell>
          <table:table-cell table:formula="of:=[.D178]*[.E179] - [.E178]*[.D179]" office:value-type="float" office:value="3640" calcext:value-type="float">
            <text:p>3640</text:p>
          </table:table-cell>
        </table:table-row>
        <table:table-row table:style-name="ro1">
          <table:table-cell table:number-columns-repeated="3"/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-10" calcext:value-type="float">
            <text:p>-10</text:p>
          </table:table-cell>
          <table:table-cell table:formula="of:=[.D179]*[.E180] - [.E179]*[.D180]" office:value-type="float" office:value="1860" calcext:value-type="float">
            <text:p>1860</text:p>
          </table:table-cell>
        </table:table-row>
        <table:table-row table:style-name="ro1">
          <table:table-cell table:number-columns-repeated="3"/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0" calcext:value-type="float">
            <text:p>0</text:p>
          </table:table-cell>
          <table:table-cell table:formula="of:=[.D180]*[.E181] - [.E180]*[.D18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SUM([.F147:.F180])/2" office:value-type="float" office:value="41216" calcext:value-type="float">
            <text:p>41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9T21:41:02.613827388</meta:creation-date>
    <dc:date>2024-04-10T00:31:22.747664581</dc:date>
    <meta:editing-duration>PT12M57S</meta:editing-duration>
    <meta:editing-cycles>3</meta:editing-cycles>
    <meta:generator>LibreOffice/6.0.7.3$Linux_X86_64 LibreOffice_project/00m0$Build-3</meta:generator>
    <meta:document-statistic meta:table-count="1" meta:cell-count="1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 dr3d:edge-rounding="5%"/>
      <style:text-properties fo:color="#00a65d" fo:font-family="Arial" style:font-style-name="Negrito" fo:font-size="15pt" fo:font-weight="bold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Triangle.C11:Triangle.E14" chart:data-source-has-labels="column" svg:x="0.32cm" svg:y="0.18cm" svg:width="15.36cm" svg:height="8.64cm">
          <chartooo:coordinate-region svg:x="1.047cm" svg:y="0.379cm" svg:width="14.393cm" svg:height="7.794cm"/>
          <chart:axis chart:dimension="x" chart:name="primary-x" chart:style-name="ch3" chartooo:axis-type="auto">
            <chart:categories table:cell-range-address="Triangle.C11:Triangle.C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Triangle.E11:Triangle.E14" chart:class="chart:scatter">
            <chart:domain table:cell-range-address="Triangle.D11:Triangle.D14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“(1 , 1)</text:p>
                <draw:g>
                  <svg:desc>Triangle.C11:Triangle.C14</svg:desc>
                </draw:g>
              </table:table-cell>
              <table:table-cell office:value-type="float" office:value="1">
                <text:p>1</text:p>
                <draw:g>
                  <svg:desc>Triangle.D11:Triangle.D14</svg:desc>
                </draw:g>
              </table:table-cell>
              <table:table-cell office:value-type="float" office:value="1">
                <text:p>1</text:p>
                <draw:g>
                  <svg:desc>Triangle.E11:Triangle.E14</svg:desc>
                </draw:g>
              </table:table-cell>
            </table:table-row>
            <table:table-row>
              <table:table-cell office:value-type="string">
                <text:p>“(5 , 1)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“(3 , 3)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svg:stroke-width="0.08cm" svg:stroke-color="#004586" draw:fill-color="#004586" dr3d:edge-rounding="5%"/>
      <style:text-properties fo:color="#00a65d" fo:font-family="Arial" style:font-style-name="Negrito" fo:font-size="15pt" fo:font-weight="bold" style:font-size-asian="10pt" style:font-weight-asian="bold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 chart:label-position="bottom"/>
    </style:style>
    <style:style style:name="ch7" style:family="chart">
      <style:chart-properties chart:solid-type="cuboid" chart:symbol-type="named-symbol" chart:symbol-name="square" chart:symbol-width="0.25cm" chart:symbol-height="0.25cm" loext:label-stroke-color="#3465a4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Triangle.C73:Triangle.C76 Triangle.D73:Triangle.E77" chart:data-source-has-labels="column" svg:x="0.32cm" svg:y="0.18cm" svg:width="15.36cm" svg:height="8.64cm">
          <chartooo:coordinate-region svg:x="0.756cm" svg:y="0.379cm" svg:width="14.685cm" svg:height="7.794cm"/>
          <chart:axis chart:dimension="x" chart:name="primary-x" chart:style-name="ch3" chartooo:axis-type="auto">
            <chart:categories table:cell-range-address="Triangle.C73:Triangle.C7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Triangle.E73:Triangle.E77" chart:class="chart:scatter">
            <chart:domain table:cell-range-address="Triangle.D73:Triangle.D77"/>
            <chart:data-point chart:style-name="ch6" chart:repeated="2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“(1 , 1)</text:p>
                <draw:g>
                  <svg:desc>Triangle.C73:Triangle.C76</svg:desc>
                </draw:g>
              </table:table-cell>
              <table:table-cell office:value-type="float" office:value="1">
                <text:p>1</text:p>
                <draw:g>
                  <svg:desc>Triangle.D73:Triangle.D77</svg:desc>
                </draw:g>
              </table:table-cell>
              <table:table-cell office:value-type="float" office:value="1">
                <text:p>1</text:p>
                <draw:g>
                  <svg:desc>Triangle.E73:Triangle.E77</svg:desc>
                </draw:g>
              </table:table-cell>
            </table:table-row>
            <table:table-row>
              <table:table-cell office:value-type="string">
                <text:p>“(5 , 1)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“(5 , 5)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“(1 , 5)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941cm" svg:height="9.006cm" xlink:href=".." xlink:type="simple" chart:class="chart:scatter" chart:style-name="ch1">
        <chart:plot-area chart:style-name="ch2" table:cell-range-address="Triangle.D147:Triangle.E190" svg:x="0.638cm" svg:y="0.18cm" svg:width="30.665cm" svg:height="8.646cm">
          <chartooo:coordinate-region svg:x="1.55cm" svg:y="0.379cm" svg:width="29.473cm" svg:height="8.24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riangle.E147:Triangle.E190" chart:class="chart:scatter">
            <chart:domain table:cell-range-address="Triangle.D147:Triangle.D190"/>
            <chart:data-point chart:repeated="4"/>
            <chart:data-point chart:style-name="ch6"/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iangle.D147:Triangle.D190</svg:desc>
                </draw:g>
              </table:table-cell>
              <table:table-cell office:value-type="float" office:value="0">
                <text:p>0</text:p>
                <draw:g>
                  <svg:desc>Triangle.E147:Triangle.E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">
                <text:p>11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">
                <text:p>15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">
                <text:p>19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2">
                <text:p>23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">
                <text:p>254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2">
                <text:p>27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">
                <text:p>31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2">
                <text:p>39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">
                <text:p>43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4">
                <text:p>43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4">
                <text:p>42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3">
                <text:p>3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3">
                <text:p>31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0">
                <text:p>28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8">
                <text:p>2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5">
                <text:p>26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5">
                <text:p>24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2">
                <text:p>24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0">
                <text:p>21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">
                <text:p>19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7">
                <text:p>18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